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6d8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Análise de contratos:</text:p>
      <text:p text:style-name="Standard"><text:s text:c="4"/>A IA pode analisar uma alta demanda de contratos de forma rápida e eficiente, identificando possíveis erros em clausulas. Além disso, <text:span text:style-name="T1">há também a possibilidade de </text:span>fazer resumos de contratos identificando os principais pontos a serem abordados.</text:p>
      <text:p text:style-name="Standard"/>
      <text:p text:style-name="Standard">2. <text:span text:style-name="T1">Assistência virtual:</text:span></text:p>
      <text:p text:style-name="Standard"><text:tab/><text:span text:style-name="T1">IA’s podem ser usadas como chatbots para atenderem os clientes, fornecendo informações judiciais, respondendo perguntas comuns e esclarecendo os direitos dos usuários sem a necessidade de contactarem um advogado pessoalmente.</text:span></text:p>
      <text:p text:style-name="Standard"><text:tab/></text:p>
      <text:p text:style-name="Standard">3. Sistema de gerenciamento de casos:</text:p>
      <text:p text:style-name="Standard"><text:s text:c="4"/>As IA's podem servir como sistema de gerenciamento <text:span text:style-name="T1">de casos, rastreando prazos, agendando compromissos e atribuindo taref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0:35:53.580777670</meta:creation-date>
    <dc:date>2024-03-20T10:50:06.035149909</dc:date>
    <meta:editing-duration>PT3M52S</meta:editing-duration>
    <meta:editing-cycles>1</meta:editing-cycles>
    <meta:document-statistic meta:table-count="0" meta:image-count="0" meta:object-count="0" meta:page-count="1" meta:paragraph-count="7" meta:word-count="97" meta:character-count="686" meta:non-whitespace-character-count="585"/>
    <meta:generator>LibreOffice/7.3.7.2$Linux_X86_64 LibreOffice_project/30$Build-2</meta:generator>
  </office:meta>
</office:document-meta>
</file>